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12.93mm"/>
    </style:style>
    <style:style style:name="co2" style:family="table-column">
      <style:table-column-properties fo:break-before="auto" style:column-width="35.51mm"/>
    </style:style>
    <style:style style:name="co3" style:family="table-column">
      <style:table-column-properties fo:break-before="auto" style:column-width="21.48mm"/>
    </style:style>
    <style:style style:name="co4" style:family="table-column">
      <style:table-column-properties fo:break-before="auto" style:column-width="33.02mm"/>
    </style:style>
    <style:style style:name="co5" style:family="table-column">
      <style:table-column-properties fo:break-before="auto" style:column-width="25.49mm"/>
    </style:style>
    <style:style style:name="co6" style:family="table-column">
      <style:table-column-properties fo:break-before="auto" style:column-width="14.13mm"/>
    </style:style>
    <style:style style:name="co7" style:family="table-column">
      <style:table-column-properties fo:break-before="auto" style:column-width="34.11mm"/>
    </style:style>
    <style:style style:name="co8" style:family="table-column">
      <style:table-column-properties fo:break-before="auto" style:column-width="15.73mm"/>
    </style:style>
    <style:style style:name="co9" style:family="table-column">
      <style:table-column-properties fo:break-before="auto" style:column-width="32.84mm"/>
    </style:style>
    <style:style style:name="co10" style:family="table-column">
      <style:table-column-properties fo:break-before="auto" style:column-width="16.25mm"/>
    </style:style>
    <style:style style:name="co11" style:family="table-column">
      <style:table-column-properties fo:break-before="auto" style:column-width="19.28mm"/>
    </style:style>
    <style:style style:name="co12" style:family="table-column">
      <style:table-column-properties fo:break-before="auto" style:column-width="17.22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6.3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13.21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FreeSans" fo:font-size="8pt"/>
    </style:style>
    <style:style style:name="ce2" style:family="table-cell" style:parent-style-name="Default" style:data-style-name="N100">
      <style:table-cell-properties fo:border="none"/>
      <style:text-properties style:font-name="FreeSans" fo:font-size="8pt" fo:font-weight="bold"/>
    </style:style>
    <style:style style:name="ce3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fo:font-weight="normal"/>
    </style:style>
    <style:style style:name="ce4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style:font-size-asian="8pt" style:font-size-complex="8pt"/>
    </style:style>
    <style:style style:name="ce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Sans" fo:font-size="8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mm"/>
      <style:text-properties style:font-name="FreeSans" fo:font-size="8pt"/>
    </style:style>
    <style:style style:name="ce8" style:family="table-cell" style:parent-style-name="Default" style:data-style-name="N100">
      <style:table-cell-properties fo:border="none" style:vertical-align="middle"/>
      <style:text-properties style:font-name="FreeSans" fo:font-size="8pt" fo:font-weight="normal"/>
    </style:style>
    <style:style style:name="ce9" style:family="table-cell" style:parent-style-name="Default" style:data-style-name="N100">
      <style:table-cell-properties fo:border="none" style:vertical-align="middle"/>
      <style:text-properties style:font-name="FreeSans" fo:font-size="8pt" style:font-size-asian="8pt" style:font-size-complex="8pt"/>
    </style:style>
    <style:style style:name="ce10" style:family="table-cell" style:parent-style-name="Default" style:data-style-name="N100">
      <style:table-cell-properties fo:border="none" style:vertical-align="middle"/>
      <style:text-properties style:font-name="FreeSans" fo:font-size="8pt"/>
    </style:style>
    <style:style style:name="ce1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mm"/>
      <style:text-properties style:font-name="FreeSans" fo:font-size="8pt"/>
    </style:style>
    <style:style style:name="ce12" style:family="table-cell" style:parent-style-name="Default" style:data-style-name="N100">
      <style:table-cell-properties style:text-align-source="value-type" style:repeat-content="false" fo:border="none" style:vertical-align="middle"/>
      <style:paragraph-properties fo:margin-left="0mm"/>
      <style:text-properties style:font-name="FreeSans" fo:font-size="8pt" style:font-size-asian="10pt" style:language-asian="none" style:country-asian="none" style:font-size-complex="10pt" style:language-complex="none" style:country-complex="none"/>
    </style:style>
    <style:style style:name="ce13" style:family="table-cell" style:parent-style-name="Default">
      <style:text-properties style:font-name="FreeSans" fo:font-size="8pt"/>
    </style:style>
    <style:style style:name="ce14" style:family="table-cell" style:parent-style-name="Default">
      <style:table-cell-properties fo:border="none" style:vertical-align="middle"/>
      <style:text-properties style:font-name="FreeSans" fo:font-size="8pt"/>
    </style:style>
    <style:style style:name="ce15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fo:font-weight="normal"/>
    </style:style>
    <style:style style:name="ce16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 style:font-size-asian="8pt" style:font-size-complex="8pt"/>
    </style:style>
    <style:style style:name="ce17" style:family="table-cell" style:parent-style-name="Default" style:data-style-name="N112">
      <style:table-cell-properties style:text-align-source="fix" style:repeat-content="false" fo:border="none" style:vertical-align="middle"/>
      <style:paragraph-properties fo:text-align="end" fo:margin-left="0mm"/>
      <style:text-properties style:font-name="FreeSans" fo:font-size="8pt"/>
    </style:style>
    <style:style style:name="ce18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style:font-name="FreeSans" fo:font-size="8pt" fo:font-weight="bold"/>
    </style:style>
    <style:style style:name="ce19" style:family="table-cell" style:parent-style-name="Default" style:data-style-name="N100">
      <style:text-properties style:font-name="FreeSans" fo:font-size="8pt" fo:font-weight="bold"/>
    </style:style>
    <style:style style:name="ce20" style:family="table-cell" style:parent-style-name="Default" style:data-style-name="N100">
      <style:table-cell-properties style:vertical-align="middle"/>
      <style:text-properties style:font-name="FreeSans" fo:font-size="8pt" fo:font-weight="normal"/>
    </style:style>
    <style:style style:name="ce21" style:family="table-cell" style:parent-style-name="Default" style:data-style-name="N100">
      <style:table-cell-properties style:vertical-align="middle"/>
      <style:text-properties style:font-name="FreeSans" fo:font-size="8pt" style:font-size-asian="8pt" style:font-size-complex="8pt"/>
    </style:style>
    <style:style style:name="ce22" style:family="table-cell" style:parent-style-name="Default" style:data-style-name="N100">
      <style:table-cell-properties style:vertical-align="middle"/>
      <style:text-properties style:font-name="FreeSans" fo:font-size="8pt"/>
    </style:style>
    <style:style style:name="ce23" style:family="table-cell" style:parent-style-name="Default">
      <style:table-cell-properties style:vertical-align="middle"/>
      <style:text-properties style:font-name="FreeSans" fo:font-size="8pt"/>
    </style:style>
    <style:style style:name="ce24" style:family="table-cell" style:parent-style-name="Default">
      <style:table-cell-properties style:vertical-align="middle"/>
      <style:text-properties style:font-name="FreeSans" fo:font-size="8pt" style:font-size-asian="8pt" style:font-size-complex="8pt"/>
    </style:style>
    <style:style style:name="T1" style:family="text">
      <style:text-properties style:language-asian="none" style:country-asian="none" style:language-complex="none" style:country-complex="none" style:font-name-asian="DejaVu Sans" style:font-size-asian="10pt" style:font-size-complex="10pt"/>
    </style:style>
  </office:automatic-styles>
  <office:body>
    <office:spreadsheet>
      <table:table table:name="bulb part list" table:style-name="ta1" table:print-ranges="'bulb part list'.A1:'bulb part list'.M13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number-columns-repeated="243" table:default-cell-style-name="ce1"/>
        <table:table-column table:style-name="co13" table:default-cell-style-name="ce13"/>
        <table:table-row table:style-name="ro1">
          <table:table-cell office:value-type="string" calcext:value-type="string" table:number-columns-spanned="4" table:number-rows-spanned="1">
            <text:p>Chaosknoten – animated LED logo</text:p>
            <text:p>Version 0.1.0 date 2019-05-18</text:p>
            <text:p>Copyright (C) 2019 Stefan Schuermans &lt;stefan@blinkenarea.org&gt;</text:p>
            <text:p>Copyleft: GNU public license - http://www.gnu.org/copyleft/gpl.html</text:p>
            <text:p>a BlinkenArea project - http://www.blinkenarea.org/</text:p>
          </table:table-cell>
          <table:covered-table-cell table:number-columns-repeated="3"/>
          <table:table-cell table:number-columns-repeated="253"/>
        </table:table-row>
        <table:table-row table:style-name="ro2">
          <table:table-cell table:number-columns-repeated="257"/>
        </table:table-row>
        <table:table-row table:style-name="ro3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ax. tolerance</text:p>
          </table:table-cell>
          <table:table-cell table:style-name="ce2" office:value-type="string" calcext:value-type="string">
            <text:p>symbols</text:p>
          </table:table-cell>
          <table:table-cell table:style-name="ce2" office:value-type="string" calcext:value-type="string">
            <text:p>Reichelt's part number</text:p>
          </table:table-cell>
          <table:table-cell table:style-name="ce2" office:value-type="string" calcext:value-type="string">
            <text:p>R. brutto</text:p>
          </table:table-cell>
          <table:table-cell table:style-name="ce18" office:value-type="string" calcext:value-type="string">
            <text:p>DigiKey's part number</text:p>
          </table:table-cell>
          <table:table-cell table:style-name="ce18" office:value-type="string" calcext:value-type="string">
            <text:p>DK. netto</text:p>
            <text:p>(1 kit)</text:p>
          </table:table-cell>
          <table:table-cell table:style-name="ce18" office:value-type="string" calcext:value-type="string">
            <text:p>DK. brutto</text:p>
            <text:p>(1 kit)</text:p>
          </table:table-cell>
          <table:table-cell table:style-name="ce18" office:value-type="string" calcext:value-type="string">
            <text:p>DK. netto</text:p>
            <text:p>(100 kits)</text:p>
          </table:table-cell>
          <table:table-cell table:style-name="ce18" office:value-type="string" calcext:value-type="string">
            <text:p>DK. brutto</text:p>
            <text:p>(100 kits)</text:p>
          </table:table-cell>
          <table:table-cell table:style-name="ce18" office:value-type="string" calcext:value-type="string">
            <text:p>min brutto</text:p>
          </table:table-cell>
          <table:table-cell table:style-name="ce18" office:value-type="string" calcext:value-type="string">
            <text:p>total</text:p>
          </table:table-cell>
          <table:table-cell table:style-name="ce19" table:number-columns-repeated="241"/>
          <table:table-cell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printed circuit board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<text:span text:style-name="T1">65x50mm, 0.8mm FR4, </text:span></text:p>
            <text:p><text:span text:style-name="T1">2 layers, 35um copper, </text:span></text:p>
            <text:p><text:span text:style-name="T1">Black solder-stop,</text:span></text:p>
            <text:p><text:span text:style-name="T1">no silkscreen print</text:span>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office:value-type="string" calcext:value-type="string">
            <text:p>-</text:p>
          </table:table-cell>
          <table:table-cell table:style-name="ce8" office:value-type="string" calcext:value-type="string">
            <text:p>not from DigiKey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15" office:value-type="currency" office:currency="EUR" office:value="2.67" calcext:value-type="currency">
            <text:p>2,67000 €</text:p>
          </table:table-cell>
          <table:table-cell table:style-name="ce15" table:formula="of:=[.L4]*1.19" office:value-type="currency" office:currency="EUR" office:value="3.1773" calcext:value-type="currency">
            <text:p>3,17730 €</text:p>
          </table:table-cell>
          <table:table-cell table:style-name="ce15" table:formula="of:=MIN([.H4];[.M4])" office:value-type="currency" office:currency="EUR" office:value="3.1773" calcext:value-type="currency">
            <text:p>3,17730 €</text:p>
          </table:table-cell>
          <table:table-cell table:style-name="ce15" table:formula="of:=[.A4]*[.N4]" office:value-type="currency" office:currency="EUR" office:value="3.1773" calcext:value-type="currency">
            <text:p>3,17730 €</text:p>
          </table:table-cell>
          <table:table-cell table:style-name="ce20" table:number-columns-repeated="241"/>
          <table:table-cell table:style-name="ce23"/>
        </table:table-row>
        <table:table-row table:style-name="ro2">
          <table:table-cell table:style-name="ce3" office:value-type="string" calcext:value-type="string">
            <text:p>1</text:p>
          </table:table-cell>
          <table:table-cell table:style-name="ce8" office:value-type="string" calcext:value-type="string">
            <text:p>battery holder</text:p>
          </table:table-cell>
          <table:table-cell table:style-name="ce8" office:value-type="string" calcext:value-type="string">
            <text:p>SMD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string" calcext:value-type="string">
            <text:p>B1</text:p>
          </table:table-cell>
          <table:table-cell table:style-name="ce8" office:value-type="string" calcext:value-type="string">
            <text:p>KZH 20SMD</text:p>
          </table:table-cell>
          <table:table-cell table:style-name="ce15" office:value-type="currency" office:currency="EUR" office:value="0.33" calcext:value-type="currency">
            <text:p>0,33000 €</text:p>
          </table:table-cell>
          <table:table-cell table:style-name="ce8" office:value-type="string" calcext:value-type="string">
            <text:p>BK-912-ND</text:p>
          </table:table-cell>
          <table:table-cell table:style-name="ce15" office:value-type="currency" office:currency="EUR" office:value="0.45" calcext:value-type="currency">
            <text:p>0,45000 €</text:p>
          </table:table-cell>
          <table:table-cell table:style-name="ce15" table:formula="of:=[.J5]*1.19" office:value-type="currency" office:currency="EUR" office:value="0.5355" calcext:value-type="currency">
            <text:p>0,53550 €</text:p>
          </table:table-cell>
          <table:table-cell table:style-name="ce15" office:value-type="currency" office:currency="EUR" office:value="0.313" calcext:value-type="currency">
            <text:p>0,31300 €</text:p>
          </table:table-cell>
          <table:table-cell table:style-name="ce15" table:formula="of:=[.L5]*1.19" office:value-type="currency" office:currency="EUR" office:value="0.37247" calcext:value-type="currency">
            <text:p>0,37247 €</text:p>
          </table:table-cell>
          <table:table-cell table:style-name="ce15" table:formula="of:=MIN([.H5];[.M5])" office:value-type="currency" office:currency="EUR" office:value="0.33" calcext:value-type="currency">
            <text:p>0,33000 €</text:p>
          </table:table-cell>
          <table:table-cell table:style-name="ce15" table:formula="of:=[.A5]*[.N5]" office:value-type="currency" office:currency="EUR" office:value="0.33" calcext:value-type="currency">
            <text:p>0,33000 €</text:p>
          </table:table-cell>
          <table:table-cell table:style-name="ce20" table:number-columns-repeated="241"/>
          <table:table-cell table:style-name="ce23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9" office:value-type="string" calcext:value-type="string">
            <text:p>battery</text:p>
          </table:table-cell>
          <table:table-cell table:style-name="ce9" office:value-type="string" calcext:value-type="string">
            <text:p>20mm round</text:p>
          </table:table-cell>
          <table:table-cell table:style-name="ce9" office:value-type="string" calcext:value-type="string">
            <text:p>3V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for B1</text:p>
          </table:table-cell>
          <table:table-cell table:style-name="ce9" office:value-type="string" calcext:value-type="string">
            <text:p>CR 2032</text:p>
          </table:table-cell>
          <table:table-cell table:style-name="ce16" office:value-type="currency" office:currency="EUR" office:value="0.44" calcext:value-type="currency">
            <text:p>0,44000 €</text:p>
          </table:table-cell>
          <table:table-cell table:style-name="ce9" office:value-type="string" calcext:value-type="string">
            <text:p>-</text:p>
          </table:table-cell>
          <table:table-cell table:style-name="ce16" office:value-type="currency" office:currency="EUR" office:value="99" calcext:value-type="currency">
            <text:p>99,00000 €</text:p>
          </table:table-cell>
          <table:table-cell table:style-name="ce15" table:formula="of:=[.J6]*1.19" office:value-type="currency" office:currency="EUR" office:value="117.81" calcext:value-type="currency">
            <text:p>117,81000 €</text:p>
          </table:table-cell>
          <table:table-cell table:style-name="ce16" office:value-type="currency" office:currency="EUR" office:value="99" calcext:value-type="currency">
            <text:p>99,00000 €</text:p>
          </table:table-cell>
          <table:table-cell table:style-name="ce15" table:formula="of:=[.L6]*1.19" office:value-type="currency" office:currency="EUR" office:value="117.81" calcext:value-type="currency">
            <text:p>117,81000 €</text:p>
          </table:table-cell>
          <table:table-cell table:style-name="ce16" table:formula="of:=MIN([.H6];[.M6])" office:value-type="currency" office:currency="EUR" office:value="0.44" calcext:value-type="currency">
            <text:p>0,44000 €</text:p>
          </table:table-cell>
          <table:table-cell table:style-name="ce15" table:formula="of:=[.A6]*[.N6]" office:value-type="currency" office:currency="EUR" office:value="0.44" calcext:value-type="currency">
            <text:p>0,44000 €</text:p>
          </table:table-cell>
          <table:table-cell table:style-name="ce21" table:number-columns-repeated="241"/>
          <table:table-cell table:style-name="ce24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programming pads (no part)</text:p>
          </table:table-cell>
          <table:table-cell table:style-name="ce10" office:value-type="string" calcext:value-type="string">
            <text:p>5 pads, 1.27mm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DBG1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5" table:formula="of:=[.J7]*1.19" office:value-type="currency" office:currency="EUR" office:value="0" calcext:value-type="currency">
            <text:p>0,00000 €</text:p>
          </table:table-cell>
          <table:table-cell table:style-name="ce17" office:value-type="currency" office:currency="EUR" office:value="0" calcext:value-type="currency">
            <text:p>0,00000 €</text:p>
          </table:table-cell>
          <table:table-cell table:style-name="ce15" table:formula="of:=[.L7]*1.19" office:value-type="currency" office:currency="EUR" office:value="0" calcext:value-type="currency">
            <text:p>0,00000 €</text:p>
          </table:table-cell>
          <table:table-cell table:style-name="ce17" table:formula="of:=MIN([.H7];[.M7])" office:value-type="currency" office:currency="EUR" office:value="0" calcext:value-type="currency">
            <text:p>0,00000 €</text:p>
          </table:table-cell>
          <table:table-cell table:style-name="ce15" table:formula="of:=[.A7]*[.N7]" office:value-type="currency" office:currency="EUR" office:value="0" calcext:value-type="currency">
            <text:p>0,0000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2 pol DIP switch</text:p>
          </table:table-cell>
          <table:table-cell table:style-name="ce10" office:value-type="string" calcext:value-type="string">
            <text:p>SMD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99" calcext:value-type="currency">
            <text:p>99,00000 €</text:p>
          </table:table-cell>
          <table:table-cell table:style-name="ce10" office:value-type="string" calcext:value-type="string">
            <text:p>CT2192MST-ND</text:p>
          </table:table-cell>
          <table:table-cell table:style-name="ce17" office:value-type="currency" office:currency="EUR" office:value="0.53" calcext:value-type="currency">
            <text:p>0,53000 €</text:p>
          </table:table-cell>
          <table:table-cell table:style-name="ce15" table:formula="of:=[.J8]*1.19" office:value-type="currency" office:currency="EUR" office:value="0.6307" calcext:value-type="currency">
            <text:p>0,63070 €</text:p>
          </table:table-cell>
          <table:table-cell table:style-name="ce17" office:value-type="currency" office:currency="EUR" office:value="0.47" calcext:value-type="currency">
            <text:p>0,47000 €</text:p>
          </table:table-cell>
          <table:table-cell table:style-name="ce15" table:formula="of:=[.L8]*1.19" office:value-type="currency" office:currency="EUR" office:value="0.5593" calcext:value-type="currency">
            <text:p>0,55930 €</text:p>
          </table:table-cell>
          <table:table-cell table:style-name="ce17" table:formula="of:=MIN([.H8];[.M8])" office:value-type="currency" office:currency="EUR" office:value="0.5593" calcext:value-type="currency">
            <text:p>0,55930 €</text:p>
          </table:table-cell>
          <table:table-cell table:style-name="ce15" table:formula="of:=[.A8]*[.N8]" office:value-type="currency" office:currency="EUR" office:value="0.5593" calcext:value-type="currency">
            <text:p>0,5593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resistor</text:p>
          </table:table-cell>
          <table:table-cell table:style-name="ce10" office:value-type="string" calcext:value-type="string">
            <text:p>SMD 0805</text:p>
          </table:table-cell>
          <table:table-cell table:style-name="ce10" office:value-type="string" calcext:value-type="string">
            <text:p>10kE, &gt;= 50mW</text:p>
          </table:table-cell>
          <table:table-cell table:style-name="ce10" office:value-type="string" calcext:value-type="string">
            <text:p>5%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SMD-0805 10,0K</text:p>
          </table:table-cell>
          <table:table-cell table:style-name="ce17" office:value-type="currency" office:currency="EUR" office:value="0.03" calcext:value-type="currency">
            <text:p>0,03000 €</text:p>
          </table:table-cell>
          <table:table-cell table:style-name="ce10" office:value-type="string" calcext:value-type="string">
            <text:p>311-10.0KCRCT-ND</text:p>
          </table:table-cell>
          <table:table-cell table:style-name="ce17" office:value-type="string" calcext:value-type="string">
            <text:p>0,09</text:p>
          </table:table-cell>
          <table:table-cell table:style-name="ce15" table:formula="of:=[.J9]*1.19" office:value-type="currency" office:currency="EUR" office:value="0.1071" calcext:value-type="currency">
            <text:p>0,10710 €</text:p>
          </table:table-cell>
          <table:table-cell table:style-name="ce17" office:value-type="currency" office:currency="EUR" office:value="0.0152" calcext:value-type="currency">
            <text:p>0,01520 €</text:p>
          </table:table-cell>
          <table:table-cell table:style-name="ce15" table:formula="of:=[.L9]*1.19" office:value-type="currency" office:currency="EUR" office:value="0.018088" calcext:value-type="currency">
            <text:p>0,01809 €</text:p>
          </table:table-cell>
          <table:table-cell table:style-name="ce17" table:formula="of:=MIN([.H9];[.M9])" office:value-type="currency" office:currency="EUR" office:value="0.018088" calcext:value-type="currency">
            <text:p>0,01809 €</text:p>
          </table:table-cell>
          <table:table-cell table:style-name="ce15" table:formula="of:=[.A9]*[.N9]" office:value-type="currency" office:currency="EUR" office:value="0.018088" calcext:value-type="currency">
            <text:p>0,01809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ceramic capacitor</text:p>
          </table:table-cell>
          <table:table-cell table:style-name="ce10" office:value-type="string" calcext:value-type="string">
            <text:p>SMD 0805</text:p>
          </table:table-cell>
          <table:table-cell table:style-name="ce10" office:value-type="string" calcext:value-type="string">
            <text:p>100nF, &gt;= 25V</text:p>
          </table:table-cell>
          <table:table-cell table:style-name="ce10" office:value-type="string" calcext:value-type="string">
            <text:p>-20%/+80%</text:p>
          </table:table-cell>
          <table:table-cell table:style-name="ce10" office:value-type="string" calcext:value-type="string">
            <text:p>C1</text:p>
          </table:table-cell>
          <table:table-cell table:style-name="ce10" office:value-type="string" calcext:value-type="string">
            <text:p>G0805-X7R 100N</text:p>
          </table:table-cell>
          <table:table-cell table:style-name="ce17" office:value-type="currency" office:currency="EUR" office:value="0.04" calcext:value-type="currency">
            <text:p>0,04000 €</text:p>
          </table:table-cell>
          <table:table-cell table:style-name="ce10" office:value-type="string" calcext:value-type="string">
            <text:p>311-1361-1-ND</text:p>
          </table:table-cell>
          <table:table-cell table:style-name="ce17" office:value-type="currency" office:currency="EUR" office:value="0.12" calcext:value-type="currency">
            <text:p>0,12000 €</text:p>
          </table:table-cell>
          <table:table-cell table:style-name="ce15" table:formula="of:=[.J10]*1.19" office:value-type="currency" office:currency="EUR" office:value="0.1428" calcext:value-type="currency">
            <text:p>0,14280 €</text:p>
          </table:table-cell>
          <table:table-cell table:style-name="ce17" office:value-type="currency" office:currency="EUR" office:value="0.039" calcext:value-type="currency">
            <text:p>0,03900 €</text:p>
          </table:table-cell>
          <table:table-cell table:style-name="ce15" table:formula="of:=[.L10]*1.19" office:value-type="currency" office:currency="EUR" office:value="0.04641" calcext:value-type="currency">
            <text:p>0,04641 €</text:p>
          </table:table-cell>
          <table:table-cell table:style-name="ce17" table:formula="of:=MIN([.H10];[.M10])" office:value-type="currency" office:currency="EUR" office:value="0.04" calcext:value-type="currency">
            <text:p>0,04000 €</text:p>
          </table:table-cell>
          <table:table-cell table:style-name="ce15" table:formula="of:=[.A10]*[.N10]" office:value-type="currency" office:currency="EUR" office:value="0.04" calcext:value-type="currency">
            <text:p>0,0400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0" office:value-type="string" calcext:value-type="string">
            <text:p>logic level N-FET</text:p>
          </table:table-cell>
          <table:table-cell table:style-name="ce10" office:value-type="string" calcext:value-type="string">
            <text:p>SO-8</text:p>
          </table:table-cell>
          <table:table-cell table:style-name="ce10" office:value-type="string" calcext:value-type="string">
            <text:p>IRF740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T1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99" calcext:value-type="currency">
            <text:p>99,00000 €</text:p>
          </table:table-cell>
          <table:table-cell table:style-name="ce10" office:value-type="string" calcext:value-type="string">
            <text:p>IRF7402PBFCT-ND</text:p>
          </table:table-cell>
          <table:table-cell table:style-name="ce17" office:value-type="currency" office:currency="EUR" office:value="0.93" calcext:value-type="currency">
            <text:p>0,93000 €</text:p>
          </table:table-cell>
          <table:table-cell table:style-name="ce15" table:formula="of:=[.J11]*1.19" office:value-type="currency" office:currency="EUR" office:value="1.1067" calcext:value-type="currency">
            <text:p>1,10670 €</text:p>
          </table:table-cell>
          <table:table-cell table:style-name="ce17" office:value-type="currency" office:currency="EUR" office:value="0.64" calcext:value-type="currency">
            <text:p>0,64000 €</text:p>
          </table:table-cell>
          <table:table-cell table:style-name="ce15" table:formula="of:=[.L11]*1.19" office:value-type="currency" office:currency="EUR" office:value="0.7616" calcext:value-type="currency">
            <text:p>0,76160 €</text:p>
          </table:table-cell>
          <table:table-cell table:style-name="ce17" table:formula="of:=MIN([.H11];[.M11])" office:value-type="currency" office:currency="EUR" office:value="0.7616" calcext:value-type="currency">
            <text:p>0,76160 €</text:p>
          </table:table-cell>
          <table:table-cell table:style-name="ce15" table:formula="of:=[.A11]*[.N11]" office:value-type="currency" office:currency="EUR" office:value="0.7616" calcext:value-type="currency">
            <text:p>0,76160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5" office:value-type="string" calcext:value-type="string">
            <text:p>1</text:p>
          </table:table-cell>
          <table:table-cell table:style-name="ce11" office:value-type="string" calcext:value-type="string">
            <text:p>microprocessor</text:p>
          </table:table-cell>
          <table:table-cell table:style-name="ce11" office:value-type="string" calcext:value-type="string">
            <text:p>SO-20</text:p>
          </table:table-cell>
          <table:table-cell table:style-name="ce10" office:value-type="string" calcext:value-type="string">
            <text:p>ATtiny2313A</text:p>
          </table:table-cell>
          <table:table-cell table:style-name="ce11" office:value-type="string" calcext:value-type="string">
            <text:p>&gt;= 8MHz @ 2.7V</text:p>
          </table:table-cell>
          <table:table-cell table:style-name="ce11" office:value-type="string" calcext:value-type="string">
            <text:p>IC1</text:p>
          </table:table-cell>
          <table:table-cell table:style-name="ce14" office:value-type="string" calcext:value-type="string">
            <text:p>ATTINY 2313A-SU</text:p>
          </table:table-cell>
          <table:table-cell table:style-name="ce17" office:value-type="currency" office:currency="EUR" office:value="0.88" calcext:value-type="currency">
            <text:p>0,88000 €</text:p>
          </table:table-cell>
          <table:table-cell table:style-name="ce14" office:value-type="string" calcext:value-type="string">
            <text:p>ATTINY2313A-SU-ND</text:p>
          </table:table-cell>
          <table:table-cell table:style-name="ce17" office:value-type="currency" office:currency="EUR" office:value="1" calcext:value-type="currency">
            <text:p>1,00000 €</text:p>
          </table:table-cell>
          <table:table-cell table:style-name="ce15" table:formula="of:=[.J12]*1.19" office:value-type="currency" office:currency="EUR" office:value="1.19" calcext:value-type="currency">
            <text:p>1,19000 €</text:p>
          </table:table-cell>
          <table:table-cell table:style-name="ce17" office:value-type="currency" office:currency="EUR" office:value="0.83" calcext:value-type="currency">
            <text:p>0,83000 €</text:p>
          </table:table-cell>
          <table:table-cell table:style-name="ce15" table:formula="of:=[.L12]*1.19" office:value-type="currency" office:currency="EUR" office:value="0.9877" calcext:value-type="currency">
            <text:p>0,98770 €</text:p>
          </table:table-cell>
          <table:table-cell table:style-name="ce17" table:formula="of:=MIN([.H12];[.M12])" office:value-type="currency" office:currency="EUR" office:value="0.88" calcext:value-type="currency">
            <text:p>0,88000 €</text:p>
          </table:table-cell>
          <table:table-cell table:style-name="ce15" table:formula="of:=[.A12]*[.N12]" office:value-type="currency" office:currency="EUR" office:value="0.88" calcext:value-type="currency">
            <text:p>0,88000 €</text:p>
          </table:table-cell>
          <table:table-cell table:style-name="ce22" table:number-columns-repeated="241"/>
          <table:table-cell table:style-name="ce23"/>
        </table:table-row>
        <table:table-row table:style-name="ro5">
          <table:table-cell table:style-name="ce5" office:value-type="string" calcext:value-type="string">
            <text:p>42</text:p>
          </table:table-cell>
          <table:table-cell table:style-name="ce10" office:value-type="string" calcext:value-type="string">
            <text:p>LED orange</text:p>
          </table:table-cell>
          <table:table-cell table:style-name="ce10" office:value-type="string" calcext:value-type="string">
            <text:p>SMD</text:p>
          </table:table-cell>
          <table:table-cell table:style-name="ce10" office:value-type="string" calcext:value-type="string">
            <text:p>APL3015SECK-F01,</text:p>
            <text:p>orange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LED1-42</text:p>
          </table:table-cell>
          <table:table-cell table:style-name="ce10" office:value-type="string" calcext:value-type="string">
            <text:p>-</text:p>
          </table:table-cell>
          <table:table-cell table:style-name="ce17" office:value-type="currency" office:currency="EUR" office:value="99" calcext:value-type="currency">
            <text:p>99,00000 €</text:p>
          </table:table-cell>
          <table:table-cell table:style-name="ce10" office:value-type="string" calcext:value-type="string">
            <text:p>754-1110-1-ND</text:p>
          </table:table-cell>
          <table:table-cell table:style-name="ce17" office:value-type="currency" office:currency="EUR" office:value="0.23" calcext:value-type="currency">
            <text:p>0,23000 €</text:p>
          </table:table-cell>
          <table:table-cell table:style-name="ce17" table:formula="of:=[.J13]*1.19" office:value-type="currency" office:currency="EUR" office:value="0.2737" calcext:value-type="currency">
            <text:p>0,27370 €</text:p>
          </table:table-cell>
          <table:table-cell table:style-name="ce17" office:value-type="currency" office:currency="EUR" office:value="0.0754" calcext:value-type="currency">
            <text:p>0,07540 €</text:p>
          </table:table-cell>
          <table:table-cell table:style-name="ce15" table:formula="of:=[.L13]*1.19" office:value-type="currency" office:currency="EUR" office:value="0.089726" calcext:value-type="currency">
            <text:p>0,08973 €</text:p>
          </table:table-cell>
          <table:table-cell table:style-name="ce17" table:formula="of:=MIN([.H13];[.M13])" office:value-type="currency" office:currency="EUR" office:value="0.089726" calcext:value-type="currency">
            <text:p>0,08973 €</text:p>
          </table:table-cell>
          <table:table-cell table:style-name="ce17" table:formula="of:=[.A13]*[.N13]" office:value-type="currency" office:currency="EUR" office:value="3.768492" calcext:value-type="currency">
            <text:p>3,76849 €</text:p>
          </table:table-cell>
          <table:table-cell table:style-name="ce22" table:number-columns-repeated="241"/>
          <table:table-cell table:style-name="ce23"/>
        </table:table-row>
        <table:table-row table:style-name="ro2">
          <table:table-cell table:style-name="ce6"/>
          <table:table-cell table:number-columns-repeated="2"/>
          <table:table-cell table:style-name="ce13"/>
          <table:table-cell table:number-columns-repeated="3"/>
          <table:table-cell table:style-name="ce17"/>
          <table:table-cell/>
          <table:table-cell table:style-name="ce17" table:number-columns-repeated="3"/>
          <table:table-cell table:style-name="ce15"/>
          <table:table-cell table:style-name="ce17"/>
          <table:table-cell table:style-name="ce17" table:formula="of:=SUM([.O4:.O13])" office:value-type="currency" office:currency="EUR" office:value="9.97478" calcext:value-type="currency">
            <text:p>9,97478 €</text:p>
          </table:table-cell>
          <table:table-cell table:number-columns-repeated="242"/>
        </table:table-row>
        <table:table-row table:style-name="ro2">
          <table:table-cell table:style-name="ce7"/>
          <table:table-cell table:number-columns-repeated="13"/>
          <table:table-cell table:style-name="ce17"/>
          <table:table-cell table:number-columns-repeated="242"/>
        </table:table-row>
        <table:table-row table:style-name="ro2">
          <table:table-cell table:number-columns-repeated="14"/>
          <table:table-cell table:style-name="Default"/>
          <table:table-cell table:number-columns-repeated="242"/>
        </table:table-row>
        <table:table-row table:style-name="ro2">
          <table:table-cell table:number-columns-repeated="14"/>
          <table:table-cell table:style-name="ce17"/>
          <table:table-cell table:number-columns-repeated="242"/>
        </table:table-row>
        <table:table-row table:style-name="ro2" table:number-rows-repeated="65508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de" fo:country="DE" style:font-name-asian="DejaVu Sans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5" loext:min-decimal-places="5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5" loext:min-decimal-places="5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5" loext:min-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shadow="none" fo:background-color="transparent" style:scale-to="100%" style:writing-mode="lr-tb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0.00.0000</text:date>, <text:time style:data-style-name="N2" text:time-value="12:06:43.3656563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Stefan Sch</meta:initial-creator>
    <meta:creation-date>2008-05-17T21:39:57</meta:creation-date>
    <dc:date>2019-05-18T13:17:23.832080017</dc:date>
    <dc:language>de-DE</dc:language>
    <meta:editing-cycles>52</meta:editing-cycles>
    <meta:editing-duration>PT4H8M20S</meta:editing-duration>
    <meta:document-statistic meta:table-count="1" meta:cell-count="167" meta:object-count="0"/>
    <meta:user-defined meta:name="Info 1"/>
    <meta:user-defined meta:name="Info 2"/>
    <meta:user-defined meta:name="Info 3"/>
    <meta:user-defined meta:name="Info 4"/>
  </office:meta>
</office:document-meta>
</file>